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5.9236in" fo:margin-left="0.9569in" fo:margin-right="0.0444in" table:align="margins"/>
    </style:style>
    <style:style style:name="Table1.A" style:family="table-column">
      <style:table-column-properties style:column-width="0.4646in" style:rel-column-width="5139*"/>
    </style:style>
    <style:style style:name="Table1.B" style:family="table-column">
      <style:table-column-properties style:column-width="0.3639in" style:rel-column-width="4025*"/>
    </style:style>
    <style:style style:name="Table1.C" style:family="table-column">
      <style:table-column-properties style:column-width="0.6528in" style:rel-column-width="7221*"/>
    </style:style>
    <style:style style:name="Table1.D" style:family="table-column">
      <style:table-column-properties style:column-width="0.5771in" style:rel-column-width="6384*"/>
    </style:style>
    <style:style style:name="Table1.E" style:family="table-column">
      <style:table-column-properties style:column-width="3.8653in" style:rel-column-width="42766*"/>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margin-left="0.9917in" fo:margin-right="0in" fo:line-height="150%" fo:text-align="start" style:justify-single-word="false" fo:text-indent="0in" style:auto-text-indent="false"/>
      <style:text-properties fo:font-size="13pt" style:font-size-asian="13pt" style:font-size-complex="13pt"/>
    </style:style>
    <style:style style:name="P2" style:family="paragraph" style:parent-style-name="Standard" style:list-style-name="L3">
      <style:paragraph-properties fo:line-height="150%" fo:text-align="center" style:justify-single-word="false"/>
      <style:text-properties fo:font-size="12pt" fo:font-weight="bold" style:font-size-asian="12pt" style:font-weight-asian="bold" style:font-size-complex="12pt" style:font-weight-complex="bold"/>
    </style:style>
    <style:style style:name="P3" style:family="paragraph" style:parent-style-name="Standard" style:list-style-name="L3">
      <style:paragraph-properties fo:line-height="150%" fo:text-align="center" style:justify-single-word="false">
        <style:tab-stops>
          <style:tab-stop style:position="0.4898in"/>
        </style:tab-stops>
      </style:paragraph-properties>
      <style:text-properties fo:font-size="12pt" fo:font-weight="bold" style:font-size-asian="12pt" style:font-weight-asian="bold" style:font-size-complex="12pt" style:font-weight-complex="bold"/>
    </style:style>
    <style:style style:name="P4" style:family="paragraph" style:parent-style-name="Standard" style:list-style-name="L3">
      <style:paragraph-properties fo:line-height="150%" fo:text-align="start" style:justify-single-word="false"/>
      <style:text-properties fo:font-size="12pt" fo:font-weight="bold" style:font-size-asian="12pt" style:font-weight-asian="bold" style:font-size-complex="12pt" style:font-weight-complex="bold"/>
    </style:style>
    <style:style style:name="P5" style:family="paragraph" style:parent-style-name="Standard" style:list-style-name="L3">
      <style:paragraph-properties fo:line-height="150%" fo:text-align="start" style:justify-single-word="false">
        <style:tab-stops>
          <style:tab-stop style:position="0.4898in"/>
        </style:tab-stops>
      </style:paragraph-properties>
      <style:text-properties fo:font-size="12pt" fo:font-weight="bold" style:font-size-asian="12pt" style:font-weight-asian="bold" style:font-size-complex="12pt" style:font-weight-complex="bold"/>
    </style:style>
    <style:style style:name="P6" style:family="paragraph" style:parent-style-name="Standard" style:list-style-name="L3">
      <style:paragraph-properties fo:line-height="150%"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line-height="150%"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Standard" style:list-style-name="L3">
      <style:paragraph-properties fo:line-height="150%" fo:text-align="center" style:justify-single-word="false">
        <style:tab-stops>
          <style:tab-stop style:position="0.4898in"/>
        </style:tab-stops>
      </style:paragraph-properties>
      <style:text-properties fo:font-size="12pt" fo:font-weight="normal" style:font-size-asian="12pt" style:font-weight-asian="normal" style:font-size-complex="12pt" style:font-weight-complex="normal"/>
    </style:style>
    <style:style style:name="P9" style:family="paragraph" style:parent-style-name="Standard" style:list-style-name="L3">
      <style:paragraph-properties fo:line-height="150%" fo:text-align="start" style:justify-single-word="false"/>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10" style:family="paragraph" style:parent-style-name="Standard">
      <style:paragraph-properties fo:margin-left="0.9917in" fo:margin-right="0in" fo:line-height="150%" fo:text-align="center" style:justify-single-word="false" fo:text-indent="0in" style:auto-text-indent="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11" style:family="paragraph" style:parent-style-name="Standard">
      <style:paragraph-properties fo:margin-left="0.9917in" fo:margin-right="0in" fo:line-height="150%" fo:text-align="start" style:justify-single-word="false" fo:text-indent="0in" style:auto-text-indent="false"/>
      <style:text-properties fo:font-size="12pt" style:font-size-asian="12pt" style:font-size-complex="12pt"/>
    </style:style>
    <style:style style:name="P12" style:family="paragraph" style:parent-style-name="Standard" style:list-style-name="L1">
      <style:paragraph-properties fo:margin-left="0.9917in" fo:margin-right="0in" fo:line-height="150%" fo:text-align="start" style:justify-single-word="false" fo:text-indent="0in" style:auto-text-indent="false"/>
      <style:text-properties fo:font-size="12pt" style:font-size-asian="12pt" style:font-size-complex="12pt"/>
    </style:style>
    <style:style style:name="P13" style:family="paragraph" style:parent-style-name="Standard" style:list-style-name="L3">
      <style:paragraph-properties fo:margin-left="0.9917in" fo:margin-right="0in" fo:line-height="150%" fo:text-align="start" style:justify-single-word="false" fo:text-indent="0in" style:auto-text-indent="false"/>
      <style:text-properties fo:font-size="12pt" style:font-size-asian="12pt" style:font-size-complex="12pt"/>
    </style:style>
    <style:style style:name="P14" style:family="paragraph" style:parent-style-name="Standard">
      <style:paragraph-properties fo:margin-left="0.9917in" fo:margin-right="0in" fo:line-height="150%" fo:text-align="center" style:justify-single-word="false" fo:text-indent="0in" style:auto-text-indent="false"/>
      <style:text-properties fo:font-size="12pt" fo:font-weight="bold" style:font-size-asian="12pt" style:font-weight-asian="bold" style:font-size-complex="12pt" style:font-weight-complex="bold"/>
    </style:style>
    <style:style style:name="P15" style:family="paragraph" style:parent-style-name="Standard">
      <style:paragraph-properties fo:margin-left="0.9917in" fo:margin-right="0in" fo:line-height="150%" fo:text-align="start" style:justify-single-word="false" fo:text-indent="0in" style:auto-text-indent="false"/>
      <style:text-properties fo:font-size="12pt" fo:font-weight="bold" style:font-size-asian="12pt" style:font-weight-asian="bold" style:font-size-complex="12pt" style:font-weight-complex="bold"/>
    </style:style>
    <style:style style:name="P16" style:family="paragraph" style:parent-style-name="Standard">
      <style:paragraph-properties fo:margin-left="0.9917in" fo:margin-right="0in" fo:line-height="150%" fo:text-align="start" style:justify-single-word="false" fo:text-indent="0in" style:auto-text-indent="false">
        <style:tab-stops>
          <style:tab-stop style:position="0.4898in"/>
        </style:tab-stops>
      </style:paragraph-properties>
      <style:text-properties fo:font-size="12pt" fo:font-weight="bold" style:font-size-asian="12pt" style:font-weight-asian="bold" style:font-size-complex="12pt" style:font-weight-complex="bold"/>
    </style:style>
    <style:style style:name="P17" style:family="paragraph" style:parent-style-name="Standard" style:list-style-name="L3">
      <style:paragraph-properties fo:margin-left="0.9917in" fo:margin-right="0in" fo:line-height="150%" fo:text-align="start" style:justify-single-word="false" fo:text-indent="0in" style:auto-text-indent="false"/>
      <style:text-properties fo:font-size="12pt" fo:font-weight="bold" style:font-size-asian="12pt" style:font-weight-asian="bold" style:font-size-complex="12pt" style:font-weight-complex="bold"/>
    </style:style>
    <style:style style:name="P18" style:family="paragraph" style:parent-style-name="Standard">
      <style:paragraph-properties fo:margin-left="0.9917in" fo:margin-right="0in" fo:line-height="150%" fo:text-align="start" style:justify-single-word="false" fo:text-indent="0in" style:auto-text-indent="false"/>
      <style:text-properties fo:font-size="12pt" fo:font-weight="normal" style:font-size-asian="12pt" style:font-weight-asian="normal" style:font-size-complex="12pt" style:font-weight-complex="normal"/>
    </style:style>
    <style:style style:name="P19" style:family="paragraph" style:parent-style-name="Standard" style:list-style-name="L2">
      <style:paragraph-properties fo:margin-left="0.9917in" fo:margin-right="0in" fo:line-height="150%" fo:text-align="start" style:justify-single-word="false" fo:text-indent="0in" style:auto-text-indent="false"/>
      <style:text-properties fo:font-size="12pt" fo:font-weight="normal" style:font-size-asian="12pt" style:font-weight-asian="normal" style:font-size-complex="12pt" style:font-weight-complex="normal"/>
    </style:style>
    <style:style style:name="P20" style:family="paragraph" style:parent-style-name="Standard" style:list-style-name="L3">
      <style:paragraph-properties fo:margin-left="0.9917in" fo:margin-right="0in" fo:line-height="150%" fo:text-align="start" style:justify-single-word="false" fo:text-indent="0in" style:auto-text-indent="false"/>
      <style:text-properties fo:font-size="12pt" fo:font-weight="normal" style:font-size-asian="12pt" style:font-weight-asian="normal" style:font-size-complex="12pt" style:font-weight-complex="normal"/>
    </style:style>
    <style:style style:name="P21" style:family="paragraph" style:parent-style-name="Standard">
      <style:paragraph-properties fo:margin-left="0.9917in" fo:margin-right="0in" fo:line-height="150%" fo:text-align="start" style:justify-single-word="false" fo:text-indent="0in" style:auto-text-indent="false">
        <style:tab-stops>
          <style:tab-stop style:position="0.4898in"/>
        </style:tab-stops>
      </style:paragraph-properties>
      <style:text-properties fo:font-size="12pt" fo:font-weight="normal" style:font-size-asian="12pt" style:font-weight-asian="normal" style:font-size-complex="12pt" style:font-weight-complex="normal"/>
    </style:style>
    <style:style style:name="P22" style:family="paragraph" style:parent-style-name="Standard">
      <style:paragraph-properties fo:margin-left="0.9917in" fo:margin-right="0in" fo:line-height="150%" fo:text-align="center" style:justify-single-word="false" fo:text-indent="0in" style:auto-text-indent="false"/>
      <style:text-properties fo:font-size="12pt" fo:font-weight="normal" style:font-size-asian="12pt" style:font-weight-asian="normal" style:font-size-complex="12pt" style:font-weight-complex="normal"/>
    </style:style>
    <style:style style:name="P23" style:family="paragraph" style:parent-style-name="Standard" style:list-style-name="L3">
      <style:paragraph-properties fo:margin-left="0.9917in" fo:margin-right="0in" fo:line-height="150%" fo:text-align="center" style:justify-single-word="false" fo:text-indent="0in" style:auto-text-indent="false"/>
      <style:text-properties fo:font-size="12pt" fo:font-weight="normal" style:font-size-asian="12pt" style:font-weight-asian="normal" style:font-size-complex="12pt" style:font-weight-complex="normal"/>
    </style:style>
    <style:style style:name="P24" style:family="paragraph" style:parent-style-name="Table_20_Contents">
      <style:text-properties fo:font-size="12pt" style:font-size-asian="12pt" style:font-size-complex="12pt"/>
    </style:style>
    <style:style style:name="P25" style:family="paragraph" style:parent-style-name="Table_20_Contents">
      <style:paragraph-properties fo:margin-left="-0.0256in" fo:margin-right="-0.0008in" fo:line-height="150%" fo:text-align="start" style:justify-single-word="false" fo:text-indent="0in" style:auto-text-indent="false"/>
      <style:text-properties fo:font-size="12pt" style:font-size-asian="12pt" style:font-size-complex="12pt"/>
    </style:style>
    <style:style style:name="T1"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2417in" fo:text-indent="-0.25in" fo:margin-left="3.24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4917in" fo:text-indent="-0.25in" fo:margin-left="3.49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7417in" fo:text-indent="-0.25in" fo:margin-left="3.7417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2417in" fo:text-indent="-0.25in" fo:margin-left="3.24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4917in" fo:text-indent="-0.25in" fo:margin-left="3.49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7417in" fo:text-indent="-0.25in" fo:margin-left="3.7417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2417in" fo:text-indent="-0.25in" fo:margin-left="3.24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4917in" fo:text-indent="-0.25in" fo:margin-left="3.49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7417in" fo:text-indent="-0.25in" fo:margin-left="3.7417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OSMOSIS REPORT ON AN EGG MEMBRANE </text:p>
      <text:p text:style-name="P11"/>
      <text:p text:style-name="P14">Introduction</text:p>
      <text:p text:style-name="P15"><text:s/><text:span text:style-name="T1">The report is based on observations made and recorded after a three day experiment was conducted . The elements that were being observed <text:s/>were, how the egg membrane will react when put in three different types of substances for three days. This included whether the membrane will absorb the substances <text:s text:c="2"/>therefore changing the physical elements of the egg or weather it will stay the same. All this reactions are related to the process of osmosis. One of the reactions is the absorption of water through the membrane. This occurs through osmosis as a type of diffusion, as the membrane is semi permeable. Meaning that the cell will let only some things in and out.</text:span></text:p>
      <text:p text:style-name="P18"><text:s/></text:p>
      <text:p text:style-name="P14">Aim</text:p>
      <text:p text:style-name="P11"><text:s/>To see whether the egg cell membrane will absorb the substances (salt, tap water and distilled water) over the 3 day period. This will also prove the process of osmosis to be true through the movement of water( concentration gradient).</text:p>
      <text:p text:style-name="P11"/>
      <text:p text:style-name="P14">Hypothesis</text:p>
      <text:p text:style-name="P11">Due to egg shell being dissolved it can be predicted that substances like water would be absorbed through them membrane into the egg with ease and increase the size and mass of the egg. This could occur because the process of osmosis does not require energy (ATP).</text:p>
      <text:p text:style-name="P11"/>
      <text:p text:style-name="P14">Equipment</text:p>
      <text:list xml:id="list41221593" text:style-name="L1">
        <text:list-item>
          <text:p text:style-name="P12">3 eggs(shell dissolved in vinegar and raw)</text:p>
        </text:list-item>
        <text:list-item>
          <text:p text:style-name="P12">scale (digital and electronic)</text:p>
        </text:list-item>
        <text:list-item>
          <text:p text:style-name="P12">5oo ML beaker</text:p>
        </text:list-item>
        <text:list-item>
          <text:p text:style-name="P12">salt</text:p>
        </text:list-item>
        <text:list-item>
          <text:p text:style-name="P12">normal tap water (around 250 to 300 ML) </text:p>
        </text:list-item>
        <text:list-item>
          <text:p text:style-name="P12">distilled water (around 250 to 300 ML)</text:p>
        </text:list-item>
      </text:list>
      <text:p text:style-name="P15"/>
      <text:p text:style-name="P14"/>
      <text:p text:style-name="P14"><text:soft-page-break/>Procedure</text:p>
      <text:list xml:id="list41214070" text:style-name="L2">
        <text:list-item>
          <text:p text:style-name="P19">On the first day the eggs were delivered soaked in a bucket of vinegar that they had been in for three days. This was to dissolve the egg shell without cracking the eggs. When they were received it was required that that the three eggs be weighed in a beaker, so that they do not break and the weights be recorded. Then be placed in three separate beakers and be filled with three different substances, the salt, tap water and distilled water. The eggs are to be observed for three days and any changes to mass and appearance be recorded.</text:p>
          <text:p text:style-name="P19">On the first day of observations, the eggs were gently rinsed, placed in a beaker and weighed . The weights were recorded, then the substances were added to the beakers. One egg was covered in tap water which reached about three quarters of the beaker, the second egg was covered in distilled water which reached about three quarters of the beaker and then the third egg was covered in salt. Through out the first weighing' s <text:s/>a digital scale was used.</text:p>
        </text:list-item>
      </text:list>
      <text:p text:style-name="P18"/>
      <text:p text:style-name="P18">The second day of observations were about the same. The eggs were received and taken out to be weighed .The first egg was taken out of the of the beaker that had tap water, the beaker was emptied, the egg was gently rinsed, returned back into the beaker then weighed . The weight was then recorded in the table then the beaker was refilled with the tap water. The second egg was taken out of the beaker containing the distilled water. The water in the beaker was then poured out, the egg was gently rinsed, <text:s/>put back in the beaker and then weighed. The weight was then recorded in the table then the beaker was refilled with distilled water. The third egg was then taken out of the beaker containing salt, the salt was rinsed out of the beaker, the egg was rinsed gently, returned in the beaker and weighed. The weights and observations were then recorded in a table and the beaker was then refilled with salt covering the egg.</text:p>
      <text:p text:style-name="P18"/>
      <text:p text:style-name="P18">The third day was the last day of observations. The first egg was taken out of the of the beaker that had tap water, the beaker was emptied, the egg was gently rinsed, returned back into the beaker then weighed . The weight was then recorded in the table and the egg was then disposed. The second egg was taken out of the beaker containing the distilled water. The water in the beaker was then poured out, the egg was gently rinsed, <text:s/>put back in the beaker and then weighed. The weight was then recorded on the table then <text:soft-page-break/>the egg was then disposed. The third egg was then taken out of the beaker containing salt, the salt was rinsed out of the beaker, the egg was rinsed gently, returned in the beaker and weighed. The results were then recorded and that ended the 3 day obervation.</text:p>
      <text:p text:style-name="P18"/>
      <text:p text:style-name="P14">Results: </text:p>
      <text:p text:style-name="P14"/>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4">Day 1</text:p>
          </table:table-cell>
          <table:table-cell table:style-name="Table1.A1" office:value-type="string">
            <text:p text:style-name="P24">Egg</text:p>
          </table:table-cell>
          <table:table-cell table:style-name="Table1.A1" office:value-type="string">
            <text:p text:style-name="P24">Type</text:p>
          </table:table-cell>
          <table:table-cell table:style-name="Table1.A1" office:value-type="string">
            <text:p text:style-name="P24">Weight</text:p>
          </table:table-cell>
          <table:table-cell table:style-name="Table1.E1" office:value-type="string">
            <text:p text:style-name="P24">observations</text:p>
          </table:table-cell>
        </table:table-row>
        <table:table-row>
          <table:table-cell table:style-name="Table1.A2" office:value-type="string">
            <text:p text:style-name="P24"/>
          </table:table-cell>
          <table:table-cell table:style-name="Table1.B2" office:value-type="float" office:value="1">
            <text:p text:style-name="P24">1</text:p>
          </table:table-cell>
          <table:table-cell table:style-name="Table1.A2" office:value-type="string">
            <text:p text:style-name="P25">Tap water</text:p>
          </table:table-cell>
          <table:table-cell table:style-name="Table1.A2" office:value-type="string">
            <text:p text:style-name="P25">92.1 g</text:p>
          </table:table-cell>
          <table:table-cell table:style-name="Table1.E2" office:value-type="string">
            <text:p text:style-name="P25">Membrane is pale and egg is small has smells of vinegar</text:p>
          </table:table-cell>
        </table:table-row>
        <table:table-row>
          <table:table-cell table:style-name="Table1.A2" office:value-type="string">
            <text:p text:style-name="P24"/>
          </table:table-cell>
          <table:table-cell table:style-name="Table1.B2" office:value-type="float" office:value="2">
            <text:p text:style-name="P24">2</text:p>
          </table:table-cell>
          <table:table-cell table:style-name="Table1.A2" office:value-type="string">
            <text:p text:style-name="P25">Distilled water</text:p>
          </table:table-cell>
          <table:table-cell table:style-name="Table1.A2" office:value-type="string">
            <text:p text:style-name="P25">81.1 g</text:p>
          </table:table-cell>
          <table:table-cell table:style-name="Table1.E2" office:value-type="string">
            <text:p text:style-name="P25">Egg is very bouncy and membrane is pale ,smells of vinegar.</text:p>
          </table:table-cell>
        </table:table-row>
        <table:table-row>
          <table:table-cell table:style-name="Table1.A2" office:value-type="string">
            <text:p text:style-name="P24"/>
          </table:table-cell>
          <table:table-cell table:style-name="Table1.B2" office:value-type="float" office:value="3">
            <text:p text:style-name="P24">3</text:p>
          </table:table-cell>
          <table:table-cell table:style-name="Table1.A2" office:value-type="string">
            <text:p text:style-name="P25">salted</text:p>
          </table:table-cell>
          <table:table-cell table:style-name="Table1.A2" office:value-type="string">
            <text:p text:style-name="P25">87.1 g</text:p>
          </table:table-cell>
          <table:table-cell table:style-name="Table1.E2" office:value-type="string">
            <text:p text:style-name="P25">Egg is very small, pale and shaky has smells of vinegar</text:p>
          </table:table-cell>
        </table:table-row>
        <table:table-row>
          <table:table-cell table:style-name="Table1.A2" office:value-type="string">
            <text:p text:style-name="P24">Day 2</text:p>
          </table:table-cell>
          <table:table-cell table:style-name="Table1.B2" office:value-type="float" office:value="1">
            <text:p text:style-name="P24">1</text:p>
          </table:table-cell>
          <table:table-cell table:style-name="Table1.A2" office:value-type="string">
            <text:p text:style-name="P25">Tap Water</text:p>
          </table:table-cell>
          <table:table-cell table:style-name="Table1.A2" office:value-type="string">
            <text:p text:style-name="P25">90 g</text:p>
          </table:table-cell>
          <table:table-cell table:style-name="Table1.E2" office:value-type="string">
            <text:p text:style-name="P25">The membrane appears to be slowly dissolving <text:s/>pale in colour . </text:p>
          </table:table-cell>
        </table:table-row>
        <table:table-row>
          <table:table-cell table:style-name="Table1.A2" office:value-type="string">
            <text:p text:style-name="P24"/>
          </table:table-cell>
          <table:table-cell table:style-name="Table1.B2" office:value-type="float" office:value="2">
            <text:p text:style-name="P24">2</text:p>
          </table:table-cell>
          <table:table-cell table:style-name="Table1.A2" office:value-type="string">
            <text:p text:style-name="P25">Distilled water</text:p>
          </table:table-cell>
          <table:table-cell table:style-name="Table1.A2" office:value-type="string">
            <text:p text:style-name="P25">88 g</text:p>
          </table:table-cell>
          <table:table-cell table:style-name="Table1.E2" office:value-type="string">
            <text:p text:style-name="P25">Weighs more and has a pale appearance. smells of vinegar</text:p>
          </table:table-cell>
        </table:table-row>
        <table:table-row>
          <table:table-cell table:style-name="Table1.A2" office:value-type="string">
            <text:p text:style-name="P24"/>
          </table:table-cell>
          <table:table-cell table:style-name="Table1.B2" office:value-type="float" office:value="3">
            <text:p text:style-name="P24">3</text:p>
          </table:table-cell>
          <table:table-cell table:style-name="Table1.A2" office:value-type="string">
            <text:p text:style-name="P25">Salted</text:p>
          </table:table-cell>
          <table:table-cell table:style-name="Table1.A2" office:value-type="string">
            <text:p text:style-name="P25">80 g</text:p>
          </table:table-cell>
          <table:table-cell table:style-name="Table1.E2" office:value-type="string">
            <text:p text:style-name="P25">Egg is lighter but appears expanded. has smells of vinegar </text:p>
          </table:table-cell>
        </table:table-row>
        <table:table-row>
          <table:table-cell table:style-name="Table1.A2" office:value-type="string">
            <text:p text:style-name="P24">Day <text:s/>3</text:p>
          </table:table-cell>
          <table:table-cell table:style-name="Table1.B2" office:value-type="float" office:value="1">
            <text:p text:style-name="P24">1</text:p>
          </table:table-cell>
          <table:table-cell table:style-name="Table1.A2" office:value-type="string">
            <text:p text:style-name="P25">Tap Water</text:p>
          </table:table-cell>
          <table:table-cell table:style-name="Table1.A2" office:value-type="string">
            <text:p text:style-name="P25">93 g</text:p>
          </table:table-cell>
          <table:table-cell table:style-name="Table1.E2" office:value-type="string">
            <text:p text:style-name="P25">Egg has expanded and is springy and bouncy</text:p>
          </table:table-cell>
        </table:table-row>
        <table:table-row>
          <table:table-cell table:style-name="Table1.A2" office:value-type="string">
            <text:p text:style-name="P24"/>
          </table:table-cell>
          <table:table-cell table:style-name="Table1.B2" office:value-type="float" office:value="2">
            <text:p text:style-name="P24">2</text:p>
          </table:table-cell>
          <table:table-cell table:style-name="Table1.A2" office:value-type="string">
            <text:p text:style-name="P25">Distilled water</text:p>
          </table:table-cell>
          <table:table-cell table:style-name="Table1.A2" office:value-type="string">
            <text:p text:style-name="P25">89 g</text:p>
          </table:table-cell>
          <table:table-cell table:style-name="Table1.E2" office:value-type="string">
            <text:p text:style-name="P25">Egg has expanded and is very soft</text:p>
          </table:table-cell>
        </table:table-row>
        <table:table-row>
          <table:table-cell table:style-name="Table1.A2" office:value-type="string">
            <text:p text:style-name="P24"/>
          </table:table-cell>
          <table:table-cell table:style-name="Table1.B2" office:value-type="float" office:value="3">
            <text:p text:style-name="P24">3</text:p>
          </table:table-cell>
          <table:table-cell table:style-name="Table1.A2" office:value-type="string">
            <text:p text:style-name="P25">Salted</text:p>
          </table:table-cell>
          <table:table-cell table:style-name="Table1.A2" office:value-type="string">
            <text:p text:style-name="P25">80 g</text:p>
          </table:table-cell>
          <table:table-cell table:style-name="Table1.E2" office:value-type="string">
            <text:p text:style-name="P25">Egg has shrank,salt crystals have expanded <text:s/>membrane is flimsy, very soft and smooth </text:p>
          </table:table-cell>
        </table:table-row>
      </table:table>
      <text:p text:style-name="P14"/>
      <text:list xml:id="list41209335" text:style-name="L3">
        <text:list-header>
          <text:p text:style-name="P20">This table of results display’s information including the number of eggs being used, the substances that the eggs are put in for the three day period, the weights of the eggs and the observations. The data recorded shows that the eggs that were saturated in the tap water and distilled water, expanded ,became heaver, softer, more delicate and were bouncy. On the other hand the egg that was in thew beaker full of salt shrank in size and reduced in weight but the salt crystals had appeared to have expanded</text:p>
        </text:list-header>
      </text:list>
      <text:p text:style-name="P18"/>
      <text:list xml:id="list41297508" text:continue-numbering="true" text:style-name="L3">
        <text:list-header>
          <text:p text:style-name="P2"/>
          <text:p text:style-name="P2"><text:soft-page-break/>Discussion: </text:p>
          <text:p text:style-name="P4"><text:s/><text:span text:style-name="T1">When looking at the table, it is evident that the weight of the eggs in the tap water and the distilled water had increased via the process of osmosis over the three days. The movement of water through the egg cell membrane is called concentration gradient, when the water moves form a place of high concentration(the beaker having the high water concentration) to a place of low concentration(the egg containing other substances has a low concentration of water). This is what occurred with both eggs. It was also observed that the egg that was in the salt has </text:span><text:span text:style-name="T1">decreased in mass and size over the 3 day period due to the salt crystals absorbing the moisture out of the egg. Factors that had also affected the <text:s/>results of the observations were how <text:s/>the experiment was conducted and how the equipment was handled and used.</text:span></text:p>
          <text:p text:style-name="P6">While the experiment was being performed <text:s/>there were some elements that were Discussion </text:p>
          <text:p text:style-name="P2"/>
          <text:p text:style-name="P4"><text:s/><text:span text:style-name="T1">When looking at the table, it is evident that the weight of the eggs in the tap water and the distilled water had increased via the process of osmosis over the three days. The movement of water through the egg cell membrane is called concentration gradient, when the water moves form a place of high concentration(the beaker having the high water concentration) to a place of low concentration(the egg containing other substances has a low concentration of water). This is what occurred with both eggs. It was also observed that the egg that was in the salt has decreased in mass and size over the 3 day period due to the salt crystals absorbing the moisture out of the egg. Factors that had also affected the <text:s/>results of the observations, were how <text:s/>the experiment was conducted and handled.</text:span></text:p>
          <text:p text:style-name="P9">While the experiment was being conducted there were some elements that were able to be controlled (controlled variables) and <text:s/>some that where not able to be controlled (uncontrolled variables). There were also certain anomalies. </text:p>
          <text:p text:style-name="P6">The controlled variables in the experiment <text:s/>were the things kept the same to try and conduct a fair experiment to achieve as accurate results as possible. This things included <text:s/>the type of scale that was used, which was digital. The issue in this was that the scales used were quite aged, so it is unknown how accurate the <text:soft-page-break/>scales could have been. This issue can now be name an uncontrolled variable because the accuracy can not be controlled. </text:p>
          <text:p text:style-name="P6"/>
          <text:p text:style-name="P6">Through out the three day observations the eggs would have had to be taken out of the beaker that contained the substances, rinsed gently and put back in the beaker after the contents had been poured out and weighed. In this process there was a weakness in this action. By taking out the eggs that were in the tap water and distilled water, the process of osmosis was stopped, then started again when rinsed under tap, then stopped until the egg was back in the beaker under water. This constant constant change of process could have had an affect on the results, but was an Uncontrolled variable. Another uncontrollable variable that could have affected the process of osmosis during the experiment could have been the temperature of the room that the beakers containing the eggs were placed in. It could have also affected the rate <text:s/>at which the salt crystals absorbed the moisture out of the egg. This would have been the most likely cause of the reduced size and mass of the egg as shown in the result table. The was an anomaly that had occurred during the experiment. As showed in the table the first weight for the egg in the Tap water was 92.1g but the second weight was 90g which is highly unusual in this case because the normal process of osmosis has to do with the movement of water form a high to a low concentration. So the egg should have added mass but not reduced. This however was not explainable. From this study it <text:s text:c="2"/>was concluded that the process of osmosis is constant. Meaning that the movement of water is always going till there is a equilibrium.</text:p>
        </text:list-header>
      </text:list>
      <text:p text:style-name="P7"/>
      <text:list xml:id="list41290574" text:continue-numbering="true" text:style-name="L3">
        <text:list-header>
          <text:p text:style-name="P3">Conclusion</text:p>
        </text:list-header>
      </text:list>
      <text:p text:style-name="P16"><text:s/><text:span text:style-name="T1">The results of the experiment closely match up with the hypothesis meaning that it was true.</text:span></text:p>
      <text:p text:style-name="P21"/>
      <text:p text:style-name="P21">Sarah Ngugi</text:p>
      <text:p text:style-name="P18"/>
      <text:p text:style-name="P22"/>
      <text:p text:style-name="P18"/>
      <text:p text:style-name="P18"/>
      <text:p text:style-name="P18"><text:soft-page-break/></text:p>
      <text:p text:style-name="P18"/>
      <text:p text:style-name="P18"/>
      <text:p text:style-name="P18"/>
      <text:p text:style-name="P22"/>
      <text:p text:style-name="P15"/>
      <text:list xml:id="list41300831" text:continue-numbering="true" text:style-name="L3">
        <text:list-header>
          <text:p text:style-name="P17"/>
        </text:list-header>
      </text:list>
      <text:p text:style-name="P15"/>
      <text:list xml:id="list41303090" text:continue-numbering="true" text:style-name="L3">
        <text:list-header>
          <text:p text:style-name="P13"/>
        </text:list-header>
      </text:list>
      <text:p text:style-name="P15"/>
      <text:p text:style-name="P15"/>
      <text:p text:style-name="P15"/>
      <text:list xml:id="list41275287" text:continue-numbering="true" text:style-name="L3">
        <text:list-header>
          <text:p text:style-name="P13"/>
          <text:p text:style-name="P13"/>
        </text:list-header>
      </text:list>
      <text:p text:style-name="P11"/>
      <text:list xml:id="list41302853" text:continue-numbering="true" text:style-name="L3">
        <text:list-header>
          <text:p text:style-name="P23"/>
          <text:p text:style-name="P5"/>
          <text:p text:style-name="P8"/>
        </text:list-header>
      </text:list>
      <text:p text:style-name="P18"/>
      <text:p text:style-name="P21"/>
      <text:p text:style-name="P15"/>
      <text:p text:style-name="P15"/>
      <text:p text:style-name="P15"/>
      <text:p text:style-name="P15"/>
      <text:p text:style-name="P15"/>
      <text:p text:style-name="P15"/>
      <text:p text:style-name="P15"/>
      <text:p text:style-name="P1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30T21:18:03.73</meta:creation-date>
    <dc:date>2011-04-06T21:16:26.03</dc:date>
    <meta:editing-duration>PT8H33M30S</meta:editing-duration>
    <meta:editing-cycles>8</meta:editing-cycles>
    <meta:generator>OpenOffice.org/3.3$Win32 OpenOffice.org_project/330m20$Build-9567</meta:generator>
    <meta:print-date>2011-03-31T22:53:58.68</meta:print-date>
    <meta:document-statistic meta:table-count="1" meta:image-count="0" meta:object-count="0" meta:page-count="6" meta:paragraph-count="75" meta:word-count="1703" meta:character-count="9402"/>
  </office:meta>
</office:document-meta>
</file>